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65d6" officeooo:paragraph-rsid="001f65d6"/>
    </style:style>
    <style:style style:name="P2" style:family="paragraph" style:parent-style-name="Standard">
      <style:text-properties officeooo:rsid="001f65d6" officeooo:paragraph-rsid="0026e396"/>
    </style:style>
    <style:style style:name="P3" style:family="paragraph" style:parent-style-name="Standard">
      <style:text-properties officeooo:rsid="001fa5ed" officeooo:paragraph-rsid="001fa5ed"/>
    </style:style>
    <style:style style:name="P4" style:family="paragraph" style:parent-style-name="Standard">
      <style:text-properties officeooo:rsid="001fa5ed" officeooo:paragraph-rsid="002316c2"/>
    </style:style>
    <style:style style:name="T1" style:family="text">
      <style:text-properties officeooo:rsid="001f65d6"/>
    </style:style>
    <style:style style:name="T2" style:family="text">
      <style:text-properties officeooo:rsid="0021490b"/>
    </style:style>
    <style:style style:name="T3" style:family="text">
      <style:text-properties officeooo:rsid="0021b823"/>
    </style:style>
    <style:style style:name="T4" style:family="text">
      <style:text-properties officeooo:rsid="0022ab96"/>
    </style:style>
    <style:style style:name="T5" style:family="text">
      <style:text-properties officeooo:rsid="002316c2"/>
    </style:style>
    <style:style style:name="T6" style:family="text">
      <style:text-properties officeooo:rsid="0024a93e"/>
    </style:style>
    <style:style style:name="T7" style:family="text">
      <style:text-properties officeooo:rsid="0026a49a"/>
    </style:style>
    <style:style style:name="T8" style:family="text">
      <style:text-properties officeooo:rsid="0026e396"/>
    </style:style>
    <style:style style:name="T9" style:family="text">
      <style:text-properties officeooo:rsid="0027235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eSet-Hospital - https://www.deviantart.com/milkian</text:p>
      <text:p text:style-name="P1">badezimmer - <text:span text:style-name="T2">pandamaru.de PandaMaru</text:span></text:p>
      <text:p text:style-name="P1">badgeWallMinkWide</text:p>
      <text:p text:style-name="P1">Bar – meins CC0</text:p>
      <text:p text:style-name="P1">Bäume – Sven (nicht benutzt)</text:p>
      <text:p text:style-name="P1">bildschirme – meins CC0</text:p>
      <text:p text:style-name="P1">buehne – meins CC0</text:p>
      <text:p text:style-name="P1">c3 - (…) ccc</text:p>
      <text:p text:style-name="P1">cafeteria – aus among us :-)</text:p>
      <text:p text:style-name="P1">campfire</text:p>
      <text:p text:style-name="P1">cert - (…) ccc</text:p>
      <text:p text:style-name="P1">china gadgets – <text:span text:style-name="T9">Pascal CC0</text:span></text:p>
      <text:p text:style-name="P1">cija – cc0</text:p>
      <text:p text:style-name="P1">cyber – nicht benutzt</text:p>
      <text:p text:style-name="P1">dasgehtnicht – cc0? Aus telegrmm</text:p>
      <text:p text:style-name="P1">dk-garden – nicht benutzt</text:p>
      <text:p text:style-name="P1">dont panik – reini &amp; nicolas</text:p>
      <text:p text:style-name="P1">doors – standart und andere</text:p>
      <text:p text:style-name="P1">dungeon - </text:p>
      <text:p text:style-name="P1">Else4 – jaaaaa</text:p>
      <text:p text:style-name="P1">fahrrad – meins CC0</text:p>
      <text:p text:style-name="P1">floort<text:span text:style-name="T3">i</text:span>leset – (standart) <text:span text:style-name="T8">workadventu.re/faq/licence</text:span></text:p>
      <text:p text:style-name="P1">fluctrutsche – meins CC0</text:p>
      <text:p text:style-name="P1">fluchtweg – meins CC0</text:p>
      <text:p text:style-name="P1">food and drinks - <text:span text:style-name="T7">(…) ccc</text:span></text:p>
      <text:p text:style-name="P1">furniture</text:p>
      <text:p text:style-name="P1">furniture2</text:p>
      <text:p text:style-name="P1">furniture3 – <text:span text:style-name="T6">deviantart.com/painhurt</text:span></text:p>
      <text:p text:style-name="P1">furniture4</text:p>
      <text:p text:style-name="P1">furniture5</text:p>
      <text:p text:style-name="P1">hiundhoe – meins CC0 (icht benutzt)</text:p>
      <text:p text:style-name="P1">kamin mit feuer</text:p>
      <text:p text:style-name="P1">kellertreppen</text:p>
      <text:p text:style-name="P1">lakierung – pixxta CC0</text:p>
      <text:p text:style-name="P1">laserklasse vmb – minkorrekt (s nict benutzt)</text:p>
      <text:p text:style-name="P1">leinwand</text:p>
      <text:p text:style-name="P1">leipzig - (…) ccc</text:p>
      <text:p text:style-name="P2">mapUtilities – <text:span text:style-name="T3">standart? workadventu.re/faq/licence</text:span></text:p>
      <text:p text:style-name="P1">minideke - (..) ccc</text:p>
      <text:p text:style-name="P1">minkorrekt – mikorrekt</text:p>
      <text:p text:style-name="P1">misc - (…) ccc</text:p>
      <text:p text:style-name="P1">pacman – cc0</text:p>
      <text:p text:style-name="P1">pipobase</text:p>
      <text:p text:style-name="P1">r2r – divoc muesste auch cc0 sein</text:p>
      <text:p text:style-name="P1">rabe – scihub</text:p>
      <text:p text:style-name="P1">rc3 - (…) ccc</text:p>
      <text:p text:style-name="P3">saerge - </text:p>
      <text:p text:style-name="P3">schrank – selbstzusammen geklaut</text:p>
      <text:p text:style-name="P3">science – minkorrekt (so nicht benutzt)</text:p>
      <text:p text:style-name="P3">seze banner – seze </text:p>
      <text:p text:style-name="P3">storage – ccc</text:p>
      <text:p text:style-name="P3">straße - <text:span text:style-name="T4">pandaMaru</text:span></text:p>
      <text:p text:style-name="P3"><text:soft-page-break/>tafel – irgendwohergeklaut und geändert</text:p>
      <text:p text:style-name="P3">telescope -among us</text:p>
      <text:p text:style-name="P3">testing – ccc </text:p>
      <text:p text:style-name="P3">tiles – <text:span text:style-name="T5">gdu.one Dust Collector</text:span></text:p>
      <text:p text:style-name="P4">tileset - <text:span text:style-name="T1">https://www.deviantart.com/milkian</text:span></text:p>
      <text:p text:style-name="P3">watertower – zusammengeklaut</text:p>
      <text:p text:style-name="P3">wegweiser – cc0 meins</text:p>
      <text:p text:style-name="P3">zug - </text:p>
      <text:p text:style-name="P3">zug lackierungen – cc0 (rc3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25T12:26:11.547391742</meta:creation-date>
    <dc:date>2021-12-25T14:56:57.348000000</dc:date>
    <meta:editing-duration>PT25M24S</meta:editing-duration>
    <meta:editing-cycles>6</meta:editing-cycles>
    <meta:generator>LibreOffice/4.3.4.1$Windows_x86 LibreOffice_project/bc356b2f991740509f321d70e4512a6a54c5f243</meta:generator>
    <meta:document-statistic meta:table-count="0" meta:image-count="0" meta:object-count="0" meta:page-count="2" meta:paragraph-count="61" meta:word-count="184" meta:character-count="1358" meta:non-whitespace-character-count="1194"/>
  </office:meta>
</office:document-meta>
</file>